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4"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5"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6"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7"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T1" style:family="text">
      <style:text-properties fo:font-variant="normal" fo:text-transform="none" fo:color="#202124" fo:letter-spacing="normal" fo:language="de" fo:country="DE"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w Does PowerShell Relate to Cybersecurity?</text:p>
      <text:p text:style-name="P3"><text:bookmark text:name="tw-target-text"/>PowerShell ist für Netzwerkadministratoren und Cybersicherheitsanalysten von entscheidender Bedeutung, da es ihnen die Implementierung automatisierter Sicherheitslösungen ermöglicht, wodurch die Verarbeitungszeit verkürzt wird und sie sich auf andere IT- und Cybersicherheitsanforderungen konzentrieren können. Mit PowerShell können Benutzer mithilfe automatisierter Skripts schnell verschiedene Systemvorgänge ausführen.</text:p>
      <text:p text:style-name="P7"><text:span text:style-name="T1">Auch Cyberkriminelle mögen PowerShell. Sie nutzen seine Skripte häufig, um Informationen für ihre Operationen zu sammeln. Sie verlassen sich häufig auf PowerShell, da diese bereits in das Betriebssystem integriert ist. Dies ermöglicht es Angreifern, vertrauenswürdige oder vorinstallierte Tools zu nutzen, um böswillige Aktionen durchzuführen, z. B. ihre Aktivitäten zu verbergen, Aufgaben zu automatisieren oder legitime Funktionen zu ändern, um sie im Rahmen ihrer Angriffe zu verwenden.</text:span></text:p>
      <text:p text:style-name="P5"/>
      <text:p text:style-name="P6">What Can Cybersecurity Professionals Do to Defend Their Organizations From Cyber-Attacks?</text:p>
      <text:p text:style-name="P1"/>
      <text:p text:style-name="P4"><text:bookmark text:name="tw-target-text1"/>Was können Cybersicherheitsexperten tun, um ihre Organisationen vor Cyberangriffen zu schützen?</text:p>
      <text:p text:style-name="P7"><text:span text:style-name="T1">Nutzen Sie Sicherheitsfunktionen, die verdächtige Daten zur Untersuchung sammeln und senden und alle Skriptcodes vor der Ausführung scannen.</text:span></text:p>
      <text:p text:style-name="P5">Aktivieren Sie die Skriptprotokollierung, die verdächtige Skripte oder Anweisungen mit bekannten Angriffen vergleicht und so möglicherweise schädlichen Code identifiziert, bevor er Schaden anrichten kann.</text:p>
      <text:p text:style-name="P5">Beschränken Sie PowerShell-Befehle, da PowerShell-Angriffe aus dem Speicher ausgeführt werden und nicht auf die Festplatte schreiben.</text:p>
      <text:p text:style-name="P5">Cyberkriminelle nutzen Microsoft PowerShell, um Windows-Systeme für Angriffe wie Ransomware zu kontrollieren. Cybersicherheitsexperten müssen neue Vektoren begreifen, da Technologie allein diese Bedrohungen nicht stoppen kan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111cm" fo:margin-bottom="0.991cm" fo:margin-left="1.429cm" fo:margin-right="1.2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45S</meta:editing-duration>
    <meta:editing-cycles>3</meta:editing-cycles>
    <meta:generator>OpenOffice/4.1.14$Win32 OpenOffice.org_project/4114m1$Build-9811</meta:generator>
    <dc:date>2023-11-15T11:58:19.78</dc:date>
    <meta:document-statistic meta:table-count="0" meta:image-count="0" meta:object-count="0" meta:page-count="1" meta:paragraph-count="9" meta:word-count="220" meta:character-count="1841"/>
    <dc:creator>kaos sevdalisi</dc:creator>
    <meta:user-defined meta:name="Info 1"/>
    <meta:user-defined meta:name="Info 2"/>
    <meta:user-defined meta:name="Info 3"/>
    <meta:user-defined meta:name="Info 4"/>
  </office:meta>
</office:document-meta>
</file>